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74cm" fo:margin-left="0.014cm" fo:margin-right="0.012cm" table:align="margins"/>
    </style:style>
    <style:style style:name="Tabelle1.A" style:family="table-column">
      <style:table-column-properties style:column-width="3.378cm" style:rel-column-width="1915*"/>
    </style:style>
    <style:style style:name="Tabelle1.B" style:family="table-column">
      <style:table-column-properties style:column-width="9.322cm" style:rel-column-width="5285*"/>
    </style:style>
    <style:style style:name="Tabelle1.C" style:family="table-column">
      <style:table-column-properties style:column-width="1.893cm" style:rel-column-width="1073*"/>
    </style:style>
    <style:style style:name="Tabelle1.D" style:family="table-column">
      <style:table-column-properties style:column-width="2.381cm" style:rel-column-width="1350*"/>
    </style:style>
    <style:style style:name="Tabelle1.A1" style:family="table-cell">
      <style:table-cell-properties fo:padding="0cm"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3"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P4" style:family="paragraph" style:parent-style-name="Table_20_Contents">
      <style:text-properties style:font-name="Arial1" fo:font-size="8pt" style:font-size-asian="8pt" style:font-size-complex="8pt"/>
    </style:style>
    <style:style style:name="P5" style:family="paragraph" style:parent-style-name="Table_20_Heading">
      <style:text-properties style:font-name="Arial1" fo:font-size="10.5pt" style:font-size-asian="12pt" style:font-size-complex="12pt"/>
    </style:style>
    <style:style style:name="T1"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modelle</text:p>
      <text:p text:style-name="P3">Um die Anforderungen an das System herauszuarbeiten muss ein möglichst vollständiges Bild der beteiligten Personen erstellt werden. Hierzu werden zunächst mögliche Stakeholder herausgearbeitet um diese danach in User Profiles zu Sammeln. </text:p>
      <text:p text:style-name="P3">Um die beteiligten Personen klarer zu definieren müssen zunächst Stakeholder identifiziert werden. Dies geschieht im Rahmen einer Stakeholderanalyse die alle beteiligten Stakeholder mit ihren Eigenschaften aufzählt und analysiert.</text:p>
      <text:p text:style-name="P3"/>
      <text:p text:style-name="P3">Stakeholder:</text:p>
      <text:p text:style-name="P3"><text:tab/></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Bezeichnung</text:p>
          </table:table-cell>
          <table:table-cell table:style-name="Tabelle1.A1" office:value-type="string">
            <text:p text:style-name="P5">Beschreibung</text:p>
          </table:table-cell>
          <table:table-cell table:style-name="Tabelle1.A1" office:value-type="string">
            <text:p text:style-name="P5">Beziehung zum System</text:p>
          </table:table-cell>
          <table:table-cell table:style-name="Tabelle1.A1" office:value-type="string">
            <text:p text:style-name="P5">Priorität für das Projekt</text:p>
          </table:table-cell>
        </table:table-row>
        <table:table-row>
          <table:table-cell table:style-name="Tabelle1.A1" office:value-type="string">
            <text:p text:style-name="P4">Personen die Unterstützung bei der Parkplatzsuche wünschen</text:p>
          </table:table-cell>
          <table:table-cell table:style-name="Tabelle1.A1" office:value-type="string">
            <text:p text:style-name="P4">Primärer Benutzer. Es handelt sich um den durchschnittlichen PKW-Fahrer. Sie verwenden bereits Apps die bei der Parkplatzsuche unterstützen oder wünschen sich eine zureichende Lösung des Problems. Die technische Versiertheit dieser Nutzer ist sehr unterschiedlich, da es sich um die größte Stakeholder Gruppe handelt.</text:p>
          </table:table-cell>
          <table:table-cell table:style-name="Tabelle1.A1" office:value-type="string">
            <text:p text:style-name="P4">Interesse</text:p>
          </table:table-cell>
          <table:table-cell table:style-name="Tabelle1.A1" office:value-type="string">
            <text:p text:style-name="P4">Sehr hoch</text:p>
          </table:table-cell>
        </table:table-row>
        <table:table-row>
          <table:table-cell table:style-name="Tabelle1.A1" office:value-type="string">
            <text:p text:style-name="P4">Personen die keine Parkplatz Apps kennen</text:p>
          </table:table-cell>
          <table:table-cell table:style-name="Tabelle1.A1" office:value-type="string">
            <text:p text:style-name="P4">Sekundärer Benutzer. Kennt bisher keine Parkplatz-Apps und verwendet diese auch nicht. Sucht sich seine Parkplätze selbst. Potentieller Benutzer.</text:p>
          </table:table-cell>
          <table:table-cell table:style-name="Tabelle1.A1" office:value-type="string">
            <text:p text:style-name="P4">Interresse</text:p>
          </table:table-cell>
          <table:table-cell table:style-name="Tabelle1.A1" office:value-type="string">
            <text:p text:style-name="P4">Sehr niedrig</text:p>
          </table:table-cell>
        </table:table-row>
        <table:table-row>
          <table:table-cell table:style-name="Tabelle1.A1" office:value-type="string">
            <text:p text:style-name="P4">Kommerzielle Anbieter von Parkplätzen</text:p>
          </table:table-cell>
          <table:table-cell table:style-name="Tabelle1.A1" office:value-type="string">
            <text:p text:style-name="P4">Primärer <text:s/>Benutzer. Der kommerzielle Anbieter hat ein wirtschaftliches Interesse seinen Parkplatz zu vermieten. Sie sind Vermieter von Parkhäuser, Tiefgaragen oder kostenpflichtigen Parkplätzen. Diese sind meistens Beschrankt und müssen an einem Kassenautomaten bezahlt werden. Die technische Versiertheit bei dieser Gruppe ist Durchschnittlich.</text:p>
          </table:table-cell>
          <table:table-cell table:style-name="Tabelle1.A1" office:value-type="string">
            <text:p text:style-name="P4">Interesse</text:p>
          </table:table-cell>
          <table:table-cell table:style-name="Tabelle1.A1" office:value-type="string">
            <text:p text:style-name="P4">Hoch</text:p>
          </table:table-cell>
        </table:table-row>
        <table:table-row>
          <table:table-cell table:style-name="Tabelle1.A1" office:value-type="string">
            <text:p text:style-name="P4">Private Anbieter von Parkplätzen</text:p>
          </table:table-cell>
          <table:table-cell table:style-name="Tabelle1.A1" office:value-type="string">
            <text:p text:style-name="P4">Primärer Benutzer. Möchte seinen privaten Stellplatz weiter vermieten um etwas Geld zu verdienen, wenn er den eigenen Parkplatz nicht verwendet. <text:s text:c="2"/>Diese Stakeholder sind modern und kennen sich mit dem Internet sowie Apps insgesamt recht gut aus.</text:p>
          </table:table-cell>
          <table:table-cell table:style-name="Tabelle1.A1" office:value-type="string">
            <text:p text:style-name="P4">Interesse</text:p>
          </table:table-cell>
          <table:table-cell table:style-name="Tabelle1.A1" office:value-type="string">
            <text:p text:style-name="P4">Mittel</text:p>
          </table:table-cell>
        </table:table-row>
        <table:table-row>
          <table:table-cell table:style-name="Tabelle1.A1" office:value-type="string">
            <text:p text:style-name="P4">Stadtverwaltung</text:p>
          </table:table-cell>
          <table:table-cell table:style-name="Tabelle1.A1" office:value-type="string">
            <text:p text:style-name="P4">Tertiärer Benutzer. Bietet kostenpflichtige Parkplätze zumeist in Städten an. Hat ein Interesse das Parkplätze gleichmäßig genutzt werden und der Verkehrsfluss aufrecht erhalten bleibt.</text:p>
          </table:table-cell>
          <table:table-cell table:style-name="Tabelle1.A1" office:value-type="string">
            <text:p text:style-name="P4">Interesse</text:p>
          </table:table-cell>
          <table:table-cell table:style-name="Tabelle1.A1" office:value-type="string">
            <text:p text:style-name="P4">Mittel</text:p>
          </table:table-cell>
        </table:table-row>
        <table:table-row>
          <table:table-cell table:style-name="Tabelle1.A1" office:value-type="string">
            <text:p text:style-name="P4">LKW Fahrer die Probleme haben Stellplätze zu finden</text:p>
          </table:table-cell>
          <table:table-cell table:style-name="Tabelle1.A1" office:value-type="string">
            <text:p text:style-name="P4">Primärer Benutzer. LKW Fahrer suchen außerhalb von Autobahnen oft lange nach Stellplätzen und suchen nach einer Lösung für dieses Problem, da Zeit verloren geht und diese gerade in diesem Metier teuer ist. Ihnen kann von grundsätzlich keine großes digitales Verständnis zuweisen.</text:p>
          </table:table-cell>
          <table:table-cell table:style-name="Tabelle1.A1" office:value-type="string">
            <text:p text:style-name="P4">Interesse</text:p>
          </table:table-cell>
          <table:table-cell table:style-name="Tabelle1.A1" office:value-type="string">
            <text:p text:style-name="P4">Niedrig</text:p>
          </table:table-cell>
        </table:table-row>
        <table:table-row>
          <table:table-cell table:style-name="Tabelle1.A1" office:value-type="string">
            <text:p text:style-name="P4">Personen die sich gerne mit anderen Parkplatz Teilnehmern austauschen möchten</text:p>
          </table:table-cell>
          <table:table-cell table:style-name="Tabelle1.A1" office:value-type="string">
            <text:p text:style-name="P4">Primärer Benutzer. Möchte beispielsweise andere Leute über Schaden an ihrem Auto informieren. Ist als sehr sozial zu kategorisieren. </text:p>
          </table:table-cell>
          <table:table-cell table:style-name="Tabelle1.A1" office:value-type="string">
            <text:p text:style-name="P4">Interesse</text:p>
          </table:table-cell>
          <table:table-cell table:style-name="Tabelle1.A1" office:value-type="string">
            <text:p text:style-name="P4">Sehr hoch</text:p>
          </table:table-cell>
        </table:table-row>
      </table:table>
      <text:p text:style-name="P3"/>
      <text:p text:style-name="P3"/>
      <text:p text:style-name="P3"/>
      <text:p text:style-name="P3"/>
      <text:p text:style-name="P2"/>
      <text:p text:style-name="Text_20_body"><text:line-break/></text:p>
      <text:p text:style-name="Text_20_body"><text:span text:style-name="T1"/></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enider</meta:initial-creator>
    <meta:creation-date>2015-11-05T17:38:09.15</meta:creation-date>
    <dc:date>2015-11-05T18:25:02.65</dc:date>
    <dc:creator>Bernd SChenider</dc:creator>
    <meta:editing-duration>PT46M59S</meta:editing-duration>
    <meta:editing-cycles>4</meta:editing-cycles>
    <meta:generator>OpenOffice/4.1.1$Win32 OpenOffice.org_project/411m6$Build-9775</meta:generator>
    <meta:document-statistic meta:table-count="1" meta:image-count="0" meta:object-count="0" meta:page-count="1" meta:paragraph-count="39" meta:word-count="347" meta:character-count="2642"/>
  </office:meta>
</office:document-meta>
</file>